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91cm" fo:min-width="2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4.45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4.707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5.342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707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4.866cm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11" style:family="graphic" style:parent-style-name="standard">
      <style:graphic-properties draw:textarea-horizontal-align="justify" draw:textarea-vertical-align="middle" draw:auto-grow-height="false" fo:min-height="0.739cm" fo:min-width="3.003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1.215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5.215cm"/>
    </style:style>
    <style:style style:name="gr15" style:family="graphic" style:parent-style-name="standard">
      <style:graphic-properties draw:textarea-horizontal-align="justify" draw:textarea-vertical-align="middle" draw:auto-grow-height="false" fo:min-height="0.902cm" fo:min-width="1.518cm"/>
    </style:style>
    <style:style style:name="gr16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17" style:family="graphic" style:parent-style-name="standard">
      <style:graphic-properties draw:textarea-horizontal-align="justify" draw:textarea-vertical-align="middle" draw:auto-grow-height="false" fo:min-height="0.893cm" fo:min-width="3.7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3.264cm"/>
    </style:style>
    <style:style style:name="gr19" style:family="graphic" style:parent-style-name="standard">
      <style:graphic-properties draw:textarea-horizontal-align="justify" draw:textarea-vertical-align="middle" draw:auto-grow-height="false" fo:min-height="0.382cm" fo:min-width="11.947cm"/>
    </style:style>
    <style:style style:name="gr20" style:family="graphic" style:parent-style-name="standard">
      <style:graphic-properties draw:textarea-horizontal-align="justify" draw:textarea-vertical-align="middle" draw:auto-grow-height="false" fo:min-height="0.591cm" fo:min-width="5.378cm"/>
    </style:style>
    <style:style style:name="gr21" style:family="graphic" style:parent-style-name="standard">
      <style:graphic-properties draw:textarea-horizontal-align="justify" draw:textarea-vertical-align="middle" draw:auto-grow-height="false" fo:min-height="0.512cm" fo:min-width="4.326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23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47cm" svg:height="0.799cm" svg:x="9.122cm" svg:y="2.363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10.796cm" svg:y1="3.162cm" svg:x2="10.795cm" svg:y2="5.939cm" draw:start-shape="id1" draw:start-glue-point="6" draw:end-shape="id2" draw:end-glue-point="0" svg:d="M10796 3162v1389h-1v1388" svg:viewBox="0 0 2 2778">
          <text:p/>
        </draw:connector>
        <draw:custom-shape draw:style-name="gr3" draw:text-style-name="P4" xml:id="id2" draw:id="id2" draw:layer="layout" svg:width="4.953cm" svg:height="0.762cm" svg:x="8.319cm" svg:y="5.939cm">
          <text:p text:style-name="P1"><text:span text:style-name="T2">Create fath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5.207cm" svg:height="0.762cm" svg:x="8.177cm" svg:y="9.449cm">
          <text:p text:style-name="P1"><text:span text:style-name="T2">Create moth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556cm" svg:height="3.048cm" svg:x="9.001cm" svg:y="15.478cm">
          <text:p text:style-name="P1"><text:span text:style-name="T2">Generation &lt;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5" draw:layer="layout" draw:type="line" svg:x1="10.795cm" svg:y1="6.701cm" svg:x2="10.78cm" svg:y2="9.449cm" draw:start-shape="id2" draw:start-glue-point="2" draw:end-shape="id3" draw:end-glue-point="0" svg:d="M10795 6701l-15 2748" svg:viewBox="0 0 16 2749">
          <text:p/>
        </draw:connector>
        <draw:connector draw:style-name="gr2" draw:text-style-name="P5" draw:layer="layout" draw:type="line" svg:x1="10.795cm" svg:y1="13.319cm" svg:x2="10.779cm" svg:y2="15.478cm" draw:start-shape="id4" draw:start-glue-point="2" draw:end-shape="id5" draw:end-glue-point="4" svg:d="M10795 13319l-16 2159" svg:viewBox="0 0 17 2160">
          <text:p/>
        </draw:connector>
        <draw:custom-shape draw:style-name="gr6" draw:text-style-name="P4" xml:id="id6" draw:id="id6" draw:layer="layout" svg:width="5.842cm" svg:height="1.397cm" svg:x="7.874cm" svg:y="20.558cm">
          <text:p text:style-name="P1"><text:span text:style-name="T2">nextGeneration(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79cm" svg:y1="18.526cm" svg:x2="10.795cm" svg:y2="20.558cm" draw:start-shape="id5" draw:start-glue-point="6" draw:end-shape="id6" draw:end-glue-point="0" svg:d="M10779 18526l16 2032" svg:viewBox="0 0 17 2033">
          <text:p/>
        </draw:connector>
        <draw:custom-shape draw:style-name="gr7" draw:text-style-name="P4" xml:id="id4" draw:id="id4" draw:layer="layout" svg:width="4.572cm" svg:height="0.889cm" svg:x="8.509cm" svg:y="12.43cm">
          <text:p text:style-name="P1"><text:span text:style-name="T2">Max number of person</text:span></text:p>
          <text:p text:style-name="P1"><text:span text:style-name="T2"><text:s/></text:span><text:span text:style-name="T2">= 4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8cm" svg:y1="10.211cm" svg:x2="10.795cm" svg:y2="12.43cm" draw:start-shape="id3" draw:start-glue-point="2" draw:end-shape="id4" draw:end-glue-point="0" svg:d="M10780 10211l15 2219" svg:viewBox="0 0 16 2220">
          <text:p/>
        </draw:connector>
        <draw:frame draw:style-name="gr8" draw:text-style-name="P6" draw:layer="layout" svg:width="5.207cm" svg:height="1.27cm" svg:x="1.889cm" svg:y="2.016cm">
          <draw:text-box>
            <text:p>PedigreeChart</text:p>
          </draw:text-box>
        </draw:frame>
        <draw:connector draw:style-name="gr2" draw:text-style-name="P5" draw:layer="layout" svg:x1="14.73cm" svg:y1="16.999cm" svg:x2="12.557cm" svg:y2="17.002cm" draw:start-shape="id7" draw:start-glue-point="5" draw:end-shape="id5" draw:end-glue-point="7" svg:d="M14730 16999h-1086v3h-1087" svg:viewBox="0 0 2174 4">
          <text:p/>
        </draw:connector>
        <draw:custom-shape draw:style-name="gr9" draw:text-style-name="P4" xml:id="id7" draw:id="id7" draw:layer="layout" svg:width="5.366cm" svg:height="1.143cm" svg:x="14.73cm" svg:y="16.427cm">
          <text:p text:style-name="P1"><text:span text:style-name="T2">From createMother’s sid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2" xml:id="id9" draw:id="id9" draw:layer="layout" svg:width="2.667cm" svg:height="1.143cm" svg:x="9.462cm" svg:y="5.953cm">
          <text:p text:style-name="P1"><text:span text:style-name="T1">Person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xml:id="id8" draw:id="id8" draw:layer="layout" svg:width="4.953cm" svg:height="1.397cm" svg:x="8.319cm" svg:y="2.27cm">
          <text:p text:style-name="P1"><text:span text:style-name="T2">nextGenerati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1" draw:id="id11" draw:layer="layout" svg:width="5.334cm" svg:height="1.397cm" svg:x="8.128cm" svg:y="15.224cm">
          <text:p text:style-name="P1"><text:span text:style-name="T2">Create branch father’s si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svg:x1="10.796cm" svg:y1="3.667cm" svg:x2="10.796cm" svg:y2="5.953cm" draw:start-shape="id8" draw:start-glue-point="8" draw:end-shape="id9" draw:end-glue-point="4" svg:d="M10796 3667v2286" svg:viewBox="0 0 1 2287">
          <text:p/>
        </draw:connector>
        <draw:connector draw:style-name="gr2" draw:text-style-name="P5" draw:layer="layout" svg:x1="10.796cm" svg:y1="13.192cm" svg:x2="10.795cm" svg:y2="15.224cm" draw:start-shape="id10" draw:start-glue-point="6" draw:end-shape="id11" draw:end-glue-point="4" svg:d="M10796 13192v1016h-1v1016" svg:viewBox="0 0 2 2033">
          <text:p/>
        </draw:connector>
        <draw:custom-shape draw:style-name="gr12" draw:text-style-name="P4" xml:id="id12" draw:id="id12" draw:layer="layout" svg:width="5.334cm" svg:height="1.397cm" svg:x="8.128cm" svg:y="18.78cm">
          <text:p text:style-name="P1"><text:span text:style-name="T2">Create branch mother’s si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draw:type="lines" svg:x1="10.795cm" svg:y1="16.621cm" svg:x2="10.795cm" svg:y2="18.78cm" draw:start-shape="id11" draw:start-glue-point="6" draw:end-shape="id12" draw:end-glue-point="4" svg:d="M10795 16621v501 1156 502" svg:viewBox="0 0 1 2160">
          <text:p/>
        </draw:connector>
        <draw:custom-shape draw:style-name="gr13" draw:text-style-name="P4" xml:id="id10" draw:id="id10" draw:layer="layout" svg:width="3.429cm" svg:height="4.064cm" svg:x="9.081cm" svg:y="9.128cm">
          <text:p text:style-name="P1"><text:span text:style-name="T2">Person = </text:span></text:p>
          <text:p text:style-name="P1"><text:span text:style-name="T2">max_numb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draw:type="lines" svg:x1="10.796cm" svg:y1="7.096cm" svg:x2="10.796cm" svg:y2="9.128cm" draw:start-shape="id9" draw:start-glue-point="6" draw:end-shape="id10" draw:end-glue-point="4" svg:d="M10796 7096v501 1030 501" svg:viewBox="0 0 1 2033">
          <text:p/>
        </draw:connector>
        <draw:custom-shape draw:style-name="gr14" draw:text-style-name="P4" xml:id="id13" draw:id="id13" draw:layer="layout" svg:width="5.715cm" svg:height="1.27cm" svg:x="7.985cm" svg:y="22.463cm">
          <text:p text:style-name="P1"><text:span text:style-name="T2">person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draw:type="lines" svg:x1="10.795cm" svg:y1="20.177cm" svg:x2="10.842cm" svg:y2="22.463cm" draw:start-shape="id12" draw:start-glue-point="6" draw:end-shape="id13" draw:end-glue-point="4" svg:d="M10795 20177v501l47 1284v501" svg:viewBox="0 0 48 2287">
          <text:p/>
        </draw:connector>
        <draw:connector draw:style-name="gr2" draw:text-style-name="P5" draw:layer="layout" draw:line-skew="1.53cm 4.071cm" svg:x1="10.842cm" svg:y1="23.733cm" svg:x2="12.51cm" svg:y2="11.16cm" draw:start-shape="id13" draw:start-glue-point="6" draw:end-shape="id10" draw:end-glue-point="7" svg:d="M10842 23733v2032h7430v-14605h-5762" svg:viewBox="0 0 7431 14606">
          <text:p/>
        </draw:connector>
      </draw:page>
      <draw:page draw:name="page3" draw:style-name="dp1" draw:master-page-name="Default">
        <draw:custom-shape draw:style-name="gr15" draw:text-style-name="P4" xml:id="id14" draw:id="id14" draw:layer="layout" svg:width="4.034cm" svg:height="2.304cm" svg:x="8.778cm" svg:y="7.237cm">
          <text:p text:style-name="P1"><text:span text:style-name="T2">Person % 2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4" xml:id="id15" draw:id="id15" draw:layer="layout" svg:width="4.064cm" svg:height="1.143cm" svg:x="8.763cm" svg:y="11.301cm">
          <text:p text:style-name="P1"><text:span text:style-name="T2">Grandparent = ‘GM’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6" draw:id="id16" draw:layer="layout" svg:width="4.208cm" svg:height="1.143cm" svg:x="14.953cm" svg:y="11.287cm">
          <text:p text:style-name="P1"><text:span text:style-name="T2">Grandparent = ‘GF’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95cm" svg:y1="9.541cm" svg:x2="10.795cm" svg:y2="11.301cm" draw:start-shape="id14" draw:start-glue-point="6" draw:end-shape="id15" draw:end-glue-point="0" svg:d="M10795 9541v1760" svg:viewBox="0 0 1 1761">
          <text:p/>
        </draw:connector>
        <draw:connector draw:style-name="gr2" draw:text-style-name="P5" draw:layer="layout" svg:x1="12.812cm" svg:y1="8.389cm" svg:x2="17.057cm" svg:y2="11.287cm" draw:start-shape="id14" draw:start-glue-point="7" draw:end-shape="id16" draw:end-glue-point="0" svg:d="M12812 8389h4245v2898" svg:viewBox="0 0 4246 2899">
          <text:p/>
        </draw:connector>
        <draw:frame draw:style-name="gr18" draw:text-style-name="P6" draw:layer="layout" svg:width="3.764cm" svg:height="1.445cm" svg:x="2.197cm" svg:y="2.016cm">
          <draw:text-box>
            <text:p>Create Parent</text:p>
          </draw:text-box>
        </draw:frame>
        <draw:custom-shape draw:style-name="gr19" draw:text-style-name="P4" xml:id="id17" draw:id="id17" draw:layer="layout" svg:width="12.447cm" svg:height="0.632cm" svg:x="4.572cm" svg:y="16.508cm">
          <text:p text:style-name="P1"><text:span text:style-name="T2">NewPerson = side +grandparent + generation + person + - id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795cm" svg:y1="12.444cm" svg:x2="10.795cm" svg:y2="16.508cm" draw:start-shape="id15" draw:start-glue-point="2" draw:end-shape="id17" draw:end-glue-point="0" svg:d="M10795 12444v4064" svg:viewBox="0 0 1 4065">
          <text:p/>
        </draw:connector>
        <draw:connector draw:style-name="gr2" draw:text-style-name="P5" draw:layer="layout" svg:x1="17.057cm" svg:y1="12.43cm" svg:x2="10.795cm" svg:y2="16.508cm" draw:start-shape="id16" draw:start-glue-point="2" draw:end-shape="id17" draw:end-glue-point="0" svg:d="M17057 12430v2039h-6262v2039" svg:viewBox="0 0 6263 4079">
          <text:p/>
        </draw:connector>
        <draw:custom-shape draw:style-name="gr20" draw:text-style-name="P4" xml:id="id18" draw:id="id18" draw:layer="layout" svg:width="5.878cm" svg:height="0.841cm" svg:x="7.856cm" svg:y="18.54cm">
          <text:p text:style-name="P1"><text:span text:style-name="T2">addPerson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9" draw:id="id19" draw:layer="layout" svg:width="4.826cm" svg:height="0.762cm" svg:x="8.382cm" svg:y="21.08cm">
          <text:p text:style-name="P1"><text:span text:style-name="T2">person++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795cm" svg:y1="17.14cm" svg:x2="10.795cm" svg:y2="18.54cm" draw:start-shape="id17" draw:start-glue-point="2" draw:end-shape="id18" draw:end-glue-point="0" svg:d="M10795 17140v1400" svg:viewBox="0 0 1 1401">
          <text:p/>
        </draw:connector>
        <draw:connector draw:style-name="gr2" draw:text-style-name="P5" draw:layer="layout" svg:x1="10.795cm" svg:y1="19.381cm" svg:x2="10.795cm" svg:y2="21.08cm" draw:start-shape="id18" draw:start-glue-point="2" draw:end-shape="id19" draw:end-glue-point="0" svg:d="M10795 19381v1699" svg:viewBox="0 0 1 1700">
          <text:p/>
        </draw:connector>
        <draw:custom-shape draw:style-name="gr22" draw:text-style-name="P4" xml:id="id20" draw:id="id20" draw:layer="layout" svg:width="5.08cm" svg:height="3.048cm" svg:x="8.255cm" svg:y="2.27cm">
          <text:p text:style-name="P4"><text:span text:style-name="T2">&lt; max </text:span></text:p>
          <text:p text:style-name="P4"><text:span text:style-name="T2">number of pers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5" draw:layer="layout" svg:x1="10.795cm" svg:y1="5.318cm" svg:x2="10.795cm" svg:y2="7.237cm" draw:start-shape="id20" draw:start-glue-point="6" draw:end-shape="id14" draw:end-glue-point="4" svg:d="M10795 5318v1919" svg:viewBox="0 0 1 1920">
          <text:p/>
        </draw:connector>
        <draw:connector draw:style-name="gr2" draw:text-style-name="P5" draw:layer="layout" draw:line-skew="2.025cm -4.706cm" svg:x1="10.795cm" svg:y1="21.842cm" svg:x2="8.255cm" svg:y2="3.794cm" draw:start-shape="id19" draw:start-glue-point="2" draw:end-shape="id20" draw:end-glue-point="5" svg:d="M10795 21842v2526h-7747v-20574h5207" svg:viewBox="0 0 7748 20575">
          <text:p/>
        </draw:connector>
        <draw:custom-shape draw:style-name="gr23" draw:text-style-name="P4" xml:id="id21" draw:id="id21" draw:layer="layout" svg:width="5.461cm" svg:height="1.397cm" svg:x="14.216cm" svg:y="3.091cm">
          <text:p text:style-name="P1"><text:span text:style-name="T2">Max number of persons = </text:span></text:p>
          <text:p text:style-name="P1"><text:span text:style-name="T2">max number of persons *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svg:x1="13.335cm" svg:y1="3.794cm" svg:x2="14.216cm" svg:y2="3.79cm" draw:start-shape="id20" draw:start-glue-point="7" draw:end-shape="id21" draw:end-glue-point="5" svg:d="M13335 3794h441v-4h440" svg:viewBox="0 0 882 5">
          <text:p/>
        </draw:connector>
        <draw:connector draw:style-name="gr2" draw:text-style-name="P5" draw:layer="layout" svg:x1="16.947cm" svg:y1="3.091cm" svg:x2="17.009cm" svg:y2="1.065cm" draw:start-shape="id21" draw:start-glue-point="4" svg:d="M16947 3091v-1264h62v-762" svg:viewBox="0 0 63 20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5:27:53.104461128</meta:creation-date>
    <meta:editing-cycles>5</meta:editing-cycles>
    <meta:editing-duration>P2DT6H22M7S</meta:editing-duration>
    <dc:date>2018-08-01T10:30:33.213922529</dc:date>
    <meta:generator>LibreOffice/6.0.3.2$Linux_X86_64 LibreOffice_project/00m0$Build-2</meta:generator>
    <meta:document-statistic meta:object-count="45"/>
  </office:meta>
</office:document-meta>
</file>